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5bb1" officeooo:paragraph-rsid="0005ae2a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35bcc" officeooo:paragraph-rsid="0002c3c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officeooo:rsid="00035bcc" officeooo:paragraph-rsid="0002c3c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officeooo:rsid="00035bcc" officeooo:paragraph-rsid="0002c3cd" style:font-weight-asian="bold" style:font-weight-complex="bold"/>
    </style:style>
    <style:style style:name="P5" style:family="paragraph" style:parent-style-name="Standard">
      <style:text-properties style:font-name="Arial" style:text-underline-style="none" fo:font-weight="normal" officeooo:rsid="001a8151" officeooo:paragraph-rsid="0002c3cd" style:font-weight-asian="normal" style:font-weight-complex="normal"/>
    </style:style>
    <style:style style:name="P6" style:family="paragraph" style:parent-style-name="Standard">
      <style:text-properties style:font-name="Arial" style:text-underline-style="none" fo:font-weight="normal" officeooo:rsid="00206100" officeooo:paragraph-rsid="0002c3cd" style:font-weight-asian="normal" style:font-weight-complex="normal"/>
    </style:style>
    <style:style style:name="P7" style:family="paragraph" style:parent-style-name="Standard">
      <style:text-properties style:font-name="Arial" style:text-underline-style="none" fo:font-weight="normal" officeooo:rsid="00035bcc" officeooo:paragraph-rsid="0002c3cd" style:font-weight-asian="normal" style:font-weight-complex="normal"/>
    </style:style>
    <style:style style:name="P8" style:family="paragraph" style:parent-style-name="Standard">
      <style:text-properties style:font-name="Arial" style:text-underline-style="none" fo:font-weight="normal" officeooo:rsid="00175c8a" officeooo:paragraph-rsid="0002c3cd" style:font-weight-asian="normal" style:font-weight-complex="normal"/>
    </style:style>
    <style:style style:name="P9" style:family="paragraph" style:parent-style-name="Text_20_body">
      <style:text-properties fo:color="#000000" style:font-name="Arial" style:text-underline-style="none" fo:font-weight="normal" officeooo:rsid="0002c52d" officeooo:paragraph-rsid="0002c3cd" style:font-weight-asian="normal" style:font-weight-complex="normal"/>
    </style:style>
    <style:style style:name="P10" style:family="paragraph" style:parent-style-name="Text_20_body">
      <style:text-properties fo:color="#000000" style:font-name="Arial" style:text-underline-style="none" fo:font-weight="normal" officeooo:rsid="00072799" officeooo:paragraph-rsid="00072799" style:font-weight-asian="normal" style:font-weight-complex="normal"/>
    </style:style>
    <style:style style:name="P11" style:family="paragraph" style:parent-style-name="Heading_20_2">
      <style:text-properties style:font-name="Arial" style:text-underline-style="none" fo:font-weight="normal" officeooo:rsid="00035bcc" officeooo:paragraph-rsid="0002c3cd" style:font-weight-asian="normal" style:font-weight-complex="normal"/>
    </style:style>
    <style:style style:name="T1" style:family="text">
      <style:text-properties officeooo:rsid="0005ae2a"/>
    </style:style>
    <style:style style:name="T2" style:family="text">
      <style:text-properties officeooo:rsid="00072799"/>
    </style:style>
    <style:style style:name="T3" style:family="text">
      <style:text-properties officeooo:rsid="0006b3dd"/>
    </style:style>
    <style:style style:name="T4" style:family="text">
      <style:text-properties officeooo:rsid="001a8151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a8151" style:font-weight-asian="normal" style:font-weight-complex="normal"/>
    </style:style>
    <style:style style:name="T7" style:family="text">
      <style:text-properties officeooo:rsid="00206100"/>
    </style:style>
    <style:style style:name="T8" style:family="text">
      <style:text-properties officeooo:rsid="0003f5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TO: <text:span text:style-name="T8">Securely Browse the Web with TOR</text:span></text:p>
      <text:p text:style-name="P3"/>
      <text:p text:style-name="P4">Purpose:<text:span text:style-name="T5"> This guide attempts to explain how to install and use </text:span><text:span text:style-name="T6">TorBrowser to more securely access the Internet through the TOR (The Onion Router) network. TOR encrypts your web requests and transmits them through a web of relays. This helps to hide your IP address from the website you visit and make it more difficult for third parties to track your activity.</text:span></text:p>
      <text:p text:style-name="P3"/>
      <text:p text:style-name="P4">Software:<text:span text:style-name="T5"> </text:span></text:p>
      <text:p text:style-name="P5">The only software needed for this guide is TorBrowser. TorBrowser is a bundle including Vidalia, the back-end TOR client, and a custom version of Firefox preconfigured to connect to Vidalia. It also includes various add-ons to help keep your session secure.</text:p>
      <text:p text:style-name="P6"/>
      <text:p text:style-name="P4"><text:span text:style-name="T7">N</text:span>utshell:<text:span text:style-name="T5"> </text:span></text:p>
      <text:p text:style-name="P7">First, <text:span text:style-name="T4">install</text:span></text:p>
      <text:p text:style-name="P7"/>
      <text:p text:style-name="P8">Second, <text:span text:style-name="T4">test</text:span></text:p>
      <text:p text:style-name="P8"/>
      <text:p text:style-name="P8">Third, <text:span text:style-name="T4">talk about browsing habits, limitations of TOR</text:span></text:p>
      <text:p text:style-name="P8"/>
      <text:p text:style-name="P8"/>
      <text:p text:style-name="P7"/>
      <text:p text:style-name="P7"/>
      <text:h text:style-name="P11" text:outline-level="2">Part I: </text:h>
      <text:p text:style-name="P9">[[ THIS DOCUMENT HAS NOT YET BEEN WRITTEN. THIS FILE IS A PLACEHOLDER. ]]</text:p>
      <text:p text:style-name="P9"/>
      <text:p text:style-name="P10">In the meantime, here are some helpful links:</text:p>
      <text:p text:style-name="P10"/>
      <text:p text:style-name="P10">Tor Official install guide (WINDOWS): <text:a xlink:type="simple" xlink:href="http://www.torproject.org/docs/tor-doc-windows.html.en">http://www.torproject.org/docs/tor-doc-windows.html.en</text:a></text:p>
      <text:p text:style-name="P10">Tor Official install guide (OS X): <text:a xlink:type="simple" xlink:href="https://www.torproject.org/docs/tor-doc-osx.html.en">https://www.torproject.org/docs/tor-doc-osx.html.en</text:a></text:p>
      <text:p text:style-name="P10">Freedom House Video Tutorial: <text:a xlink:type="simple" xlink:href="https://www.youtube.com/watch?v=B38zx7TPDC4">https://www.youtube.com/watch?v=B38zx7TPDC4</text:a></text:p>
      <text:p text:style-name="P10">Blachat Tor Wiki Article: <text:a xlink:type="simple" xlink:href="http://www.blackhatlibrary.net/Tor">http://www.blackhatlibrary.net/Tor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55bb1" officeooo:paragraph-rsid="0005ae2a"/>
    </style:style>
    <style:style style:name="MT1" style:family="text">
      <style:text-properties officeooo:rsid="0005ae2a"/>
    </style:style>
    <style:style style:name="MT2" style:family="text">
      <style:text-properties officeooo:rsid="00072799"/>
    </style:style>
    <style:style style:name="MT3" style:family="text">
      <style:text-properties officeooo:rsid="0006b3d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T4c//HT-<text:span text:style-name="MT1">WWW</text:span> v1.<text:span text:style-name="MT2">1</text:span><text:tab/><text:span text:style-name="MT3">updated 2013.10.08</text:span><text:tab/>GNU GPL 3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01:22:12.992777000</meta:creation-date>
    <dc:date>2013-10-10T00:53:51.107989000</dc:date>
    <meta:editing-duration>PT3S</meta:editing-duration>
    <meta:editing-cycles>7</meta:editing-cycles>
    <meta:generator>LibreOffice/4.1.1.2$MacOSX_x86 LibreOffice_project/7e4286b58adc75a14f6d83f53a03b6c11fa2903</meta:generator>
    <meta:document-statistic meta:table-count="0" meta:image-count="0" meta:object-count="0" meta:page-count="1" meta:paragraph-count="16" meta:word-count="178" meta:character-count="1240" meta:non-whitespace-character-count="1075"/>
  </office:meta>
</office:document-meta>
</file>